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13.899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482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821cm"/>
    </style:style>
    <style:style style:name="co12" style:family="table-column">
      <style:table-column-properties fo:break-before="auto" style:column-width="8.52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 Unicode MS" style:font-name-complex="Tahoma"/>
    </style:style>
    <style:style style:name="ce3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5" table:default-cell-style-name="ce1"/>
        <table:table-row table:style-name="ro1">
          <table:table-cell office:value-type="string">
            <text:p>benchmark</text:p>
          </table:table-cell>
          <table:table-cell office:value-type="string">
            <text:p>advice</text:p>
          </table:table-cell>
          <table:table-cell office:value-type="string">
            <text:p>from version</text:p>
          </table:table-cell>
          <table:table-cell office:value-type="string">
            <text:p>to version</text:p>
          </table:table-cell>
          <table:table-cell office:value-type="string">
            <text:p>original jps's</text:p>
          </table:table-cell>
          <table:table-cell office:value-type="string">
            <text:p>sql</text:p>
          </table:table-cell>
          <table:table-cell office:value-type="string">
            <text:p>resulting jps's</text:p>
          </table:table-cell>
          <table:table-cell office:value-type="string">
            <text:p>sql</text:p>
          </table:table-cell>
          <table:table-cell office:value-type="string">
            <text:p>added jps's</text:p>
          </table:table-cell>
          <table:table-cell office:value-type="string">
            <text:p>sql</text:p>
          </table:table-cell>
          <table:table-cell office:value-type="string">
            <text:p>remove jps's</text:p>
          </table:table-cell>
          <table:table-cell office:value-type="string">
            <text:p>sql</text:p>
          </table:table-cell>
          <table:table-cell office:value-type="string">
            <text:p>PCE texual change?</text:p>
          </table:table-cell>
          <table:table-cell office:value-type="string">
            <text:p>type I errors</text:p>
          </table:table-cell>
          <table:table-cell office:value-type="string">
            <text:p>sql</text:p>
          </table:table-cell>
          <table:table-cell office:value-type="string">
            <text:p>type 2 errors</text:p>
          </table:table-cell>
          <table:table-cell office:value-type="string">
            <text:p>sql</text:p>
          </table:table-cell>
          <table:table-cell office:value-type="string">
            <text:p>time (s)</text:p>
          </table:table-cell>
        </table:table-row>
        <table:table-row table:style-name="ro1">
          <table:table-cell table:style-name="Default" office:value-type="string">
            <text:p>HealthWatcher</text:p>
          </table:table-cell>
          <table:table-cell table:style-name="Default" office:value-type="string">
            <text:p>healthwatcher.aspects.distribution*HWClientDistribution.aj}HWClientDistribution&amp;around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table:formula="of:=VALUE(ORG.SISTEMA.OO.SQL.JAGUARSQL.EXECUTESQL(&quot;org.postgresql.Driver&quot;;&quot;jdbc:postgresql://localhost/rejuv-pc?user=raffi&quot;;[.F2]))" office:value-type="float" office:value="19">
            <text:p>19</text:p>
          </table:table-cell>
          <table:table-cell table:style-name="Default" table:formula="of:=CONCATENATE(&quot;SELECT to_char(count(1),'999') FROM advises_shadow WHERE advice_key ='&quot;;[.$B2];&quot;' and version = &quot;; [.$C2])" office:value-type="string" office:string-value="SELECT to_char(count(1),'999') FROM advises_shadow WHERE advice_key ='healthwatcher.aspects.distribution*HWClientDistribution.aj}HWClientDistribution&amp;around' and version = 1">
            <text:p>SELECT to_char(count(1),'999') FROM advises_shadow WHERE advice_key ='healthwatcher.aspects.distribution*HWClientDistribution.aj}HWClientDistribution&amp;around' and version = 1</text:p>
          </table:table-cell>
          <table:table-cell table:style-name="Default" table:formula="of:=VALUE(ORG.SISTEMA.OO.SQL.JAGUARSQL.EXECUTESQL(&quot;org.postgresql.Driver&quot;;&quot;jdbc:postgresql://localhost/rejuv-pc?user=raffi&quot;;[.H2]))" office:value-type="float" office:value="19">
            <text:p>19</text:p>
          </table:table-cell>
          <table:table-cell table:style-name="Default" table:formula="of:=CONCATENATE(&quot;SELECT to_char(count(1),'999') FROM advises_shadow WHERE advice_key ='&quot;;[.$B2];&quot;' and version = &quot;; [.$D2])" office:value-type="string" office:string-value="SELECT to_char(count(1),'999') FROM advises_shadow WHERE advice_key ='healthwatcher.aspects.distribution*HWClientDistribution.aj}HWClientDistribution&amp;around' and version = 2">
            <text:p>SELECT to_char(count(1),'999') FROM advises_shadow WHERE advice_key ='healthwatcher.aspects.distribution*HWClientDistribution.aj}HWClientDistribution&amp;around' and version = 2</text:p>
          </table:table-cell>
          <table:table-cell table:style-name="ce2" table:formula="of:=VALUE(ORG.SISTEMA.OO.SQL.JAGUARSQL.EXECUTESQL(&quot;org.postgresql.Driver&quot;;&quot;jdbc:postgresql://localhost/rejuv-pc?user=raffi&quot;;[.J2]))" office:value-type="float" office:value="19">
            <text:p>19</text:p>
          </table:table-cell>
          <table:table-cell table:style-name="Default"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</text:p>
          </table:table-cell>
          <table:table-cell table:style-name="ce2" table:formula="of:=VALUE(ORG.SISTEMA.OO.SQL.JAGUARSQL.EXECUTESQL(&quot;org.postgresql.Driver&quot;;&quot;jdbc:postgresql://localhost/rejuv-pc?user=raffi&quot;;[.L2]))" office:value-type="float" office:value="19">
            <text:p>19</text:p>
          </table:table-cell>
          <table:table-cell table:style-name="Default"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table:style-name="ce3" office:value-type="boolean" office:boolean-value="true">
            <text:p>TRUE</text:p>
          </table:table-cell>
          <table:table-cell table:style-name="ce2" table:formula="of:=VALUE(ORG.SISTEMA.OO.SQL.JAGUARSQL.EXECUTESQL(&quot;org.postgresql.Driver&quot;;&quot;jdbc:postgresql://localhost/rejuv-pc?user=raffi&quot;;[.O2]))" office:value-type="float" office:value="0">
            <text:p>0</text:p>
          </table:table-cell>
          <table:table-cell table:style-name="Default"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 except 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</text:p>
          </table:table-cell>
          <table:table-cell table:style-name="ce2" table:formula="of:=VALUE(ORG.SISTEMA.OO.SQL.JAGUARSQL.EXECUTESQL(&quot;org.postgresql.Driver&quot;;&quot;jdbc:postgresql://localhost/rejuv-pc?user=raffi&quot;;[.Q2]))" office:value-type="float" office:value="0">
            <text:p>0</text:p>
          </table:table-cell>
          <table:table-cell table:style-name="Default"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table:style-name="Default" office:value-type="float" office:value="36">
            <text:p>36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uggest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Confidence</text:p>
          </table:table-cell>
        </table:table-row>
        <table:table-row table:style-name="ro1">
          <table:table-cell office:value-type="string">
            <text:p>calls: IFacade.getComplaintList()</text:p>
          </table:table-cell>
          <table:table-cell office:value-type="string">
            <text:p>[?, *calls, IFacade.getComplain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DiseaseType(I)</text:p>
          </table:table-cell>
          <table:table-cell office:value-type="string">
            <text:p>[?, *calls, IFacade.searchDiseaseType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(I)</text:p>
          </table:table-cell>
          <table:table-cell office:value-type="string">
            <text:p>[?, *calls, IFacade.searchHealthUni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Employee(String;)</text:p>
          </table:table-cell>
          <table:table-cell office:value-type="string">
            <text:p>[?, *calls, IFacade.searchEmployee(String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SpecialityList()</text:p>
          </table:table-cell>
          <table:table-cell office:value-type="string">
            <text:p>[?, *calls, IFacade.getSpeciality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DiseaseTypeList()</text:p>
          </table:table-cell>
          <table:table-cell office:value-type="string">
            <text:p>[?, *calls, IFacade.getDiseaseType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Employee(Employee;)</text:p>
          </table:table-cell>
          <table:table-cell office:value-type="string">
            <text:p>[?, *calls, IFacade.updateEmployee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Complaint(Complaint;)</text:p>
          </table:table-cell>
          <table:table-cell office:value-type="string">
            <text:p>[?, *calls, IFacade.update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(Employee;)</text:p>
          </table:table-cell>
          <table:table-cell office:value-type="string">
            <text:p>[?, *calls, IFacade.insert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HealthUnit(HealthUnit;)</text:p>
          </table:table-cell>
          <table:table-cell office:value-type="string">
            <text:p>[?, *calls, IFacade.updateHealthUnit(HealthUni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HealthUnitList()</text:p>
          </table:table-cell>
          <table:table-cell office:value-type="string">
            <text:p>[?, *calls, IFacade.get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PartialHealthUnitList()</text:p>
          </table:table-cell>
          <table:table-cell office:value-type="string">
            <text:p>[?, *calls, IFacade.getPartial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sBySpeciality(I)</text:p>
          </table:table-cell>
          <table:table-cell office:value-type="string">
            <text:p>[?, *calls, IFacade.searchHealthUnitsBySpeciality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SpecialitiesByHealthUnit(I)</text:p>
          </table:table-cell>
          <table:table-cell office:value-type="string">
            <text:p>[?, *calls, IFacade.searchSpecialitiesByHealthUnit(I)]</text:p>
          </table:table-cell>
          <table:table-cell office:value-type="float" office:value="0.5">
            <text:p>0.5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22/07/2008</text:date>, <text:time>00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Raffi Khatchadourian</meta:initial-creator>
    <meta:creation-date>2008-07-15T16:55:10</meta:creation-date>
    <dc:date>2008-07-22T00:30:35</dc:date>
    <dc:language>en-US</dc:language>
    <meta:editing-cycles>18</meta:editing-cycles>
    <meta:editing-duration>PT25H01M54S</meta:editing-duration>
    <meta:document-statistic meta:table-count="3" meta:cell-count="96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affi" VL:creator="" dc:date-time="2008-07-22T00:00:50"/>
</VL:version-list>
</file>